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8a2" officeooo:paragraph-rsid="001fb8a2"/>
    </style:style>
    <style:style style:name="P2" style:family="paragraph" style:parent-style-name="Standard">
      <style:text-properties fo:font-variant="normal" fo:text-transform="none" fo:letter-spacing="normal" fo:font-style="normal" fo:font-weight="normal" officeooo:rsid="001fb8a2" officeooo:paragraph-rsid="001fb8a2" fo:padding="0in" fo:border="none"/>
    </style:style>
    <style:style style:name="P3" style:family="paragraph" style:parent-style-name="Standard">
      <style:text-properties officeooo:rsid="001fe258" officeooo:paragraph-rsid="001fe258"/>
    </style:style>
    <style:style style:name="P4" style:family="paragraph" style:parent-style-name="Standard">
      <style:paragraph-properties fo:margin-left="0in" fo:margin-right="0in" fo:margin-top="0in" fo:margin-bottom="0in" style:contextual-spacing="false" fo:widows="1" fo:text-indent="0in" style:auto-text-indent="false"/>
      <style:text-properties fo:font-variant="normal" fo:text-transform="none" fo:letter-spacing="normal" fo:font-style="normal" fo:font-weight="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MC9S12DG128</text:p>
      <text:p text:style-name="Standard"/>
      <text:p text:style-name="Standard">Freescale Semiconductor’s HCS12 Family of microcontrollers (MCUs) is the next generation of the highly successful 68HC12 architecture. Using Freescale’s industry-leading 0.25 µs Flash, the MC9S12DG128 is part of a pin-compatible family that scales from 32 KB to 512 KB of Flash memory. The MC9S12DG128 provides an upward migration path from Freescale’s 68HC08, 68HC11 and 68HC12 architectures for applications that need larger memory, more peripherals and higher performance. Also, with the increasing number of CAN-based electronic control units (ECUs), its multiple network modules support this environment by enabling highly efficient communications between different network buses.</text:p>
      <text:p text:style-name="Standard"/>
      <text:p text:style-name="Standard"/>
      <text:p text:style-name="P1">An SMP-SoC with PPC476</text:p>
      <text:p text:style-name="P1"/>
      <text:p text:style-name="P2">With growing interest in multiprocessor system-on-chip (SoC) designs and the increasing number of multicore designs at the high to</text:p>
      <text:p text:style-name="P4">medium end of the desktop and server markets, the question arises as to whether there should be convergence of the two concepts.</text:p>
      <text:p text:style-name="P4">This paper explores design principles for SoC multiprocessors and relates them to more general system requirements. It makes a</text:p>
      <text:p text:style-name="P4">case for focusing design eÆorts on symmetric multiprocessor (SMP) SoC designs, which have the best chance of making an impact</text:p>
      <text:p text:style-name="P4">in a wide range of markets, rather than designs for very speciØc niches, such as the IBM-Sony-Toshiba Cell processor. If SMP-SoC</text:p>
      <text:p text:style-name="P4">designs are successful, they could represent the next change in packaging in the general computer market: the next step after the</text:p>
      <text:p text:style-name="P4">microprocessor. A case is made not only for designing a SMP-SoC alternative to the Cell, but for using such a design as an alternative</text:p>
      <text:p text:style-name="P4">to an aggressively-pipelined uniprocessor.</text:p>
      <text:p text:style-name="P1"/>
      <text:p text:style-name="P1"/>
      <text:p text:style-name="P3">FPGA</text:p>
      <text:p text:style-name="P1"/>
      <text:p text:style-name="P1">Microprocessors contain hardware logic units that perform very simple operations. Some examples of these operations include the following: move data between registers or from a register to memory, add or subtract two numbers, compare numbers, check a status register, and branch on a condition. A piece of software can execute these operations in a sequence to perform a more complicated operation. Complicated operations can also be implemented directly in hardware; it is possible to make a logic unit that will perform an arbitrarily complex operation. The hardware logic is able to execute these operations faster than their software equivalents because the operations take fewer steps to perform. More complicated operations yield greater speed advantages when implemented in hardware, but they will also be, in general, more specific than simpler instructions, so they will be used less. Additionally, since these operations could have been carried out on the simpler logic, the operations provide duplication of functionality that is already in the microprocessor. These instructions also increase the complexity of the system, making it more costly to design, optimize, and test. The hardware logic, once built into the system is not modifiable; it is fixed at design time.</text:p>
      <text:p text:style-name="P1">FPGAs are hardware devices with many logic cells that can be interconnected in various ways to perform a designed operation. The logic cells in an FPGA are connected to large intersecting buses that have programmable switches at each intersection. The FPGA logic is dynamically configurable by changing which switches are closed and which are open. By connecting the logic devices in <text:soft-page-break/>various ways, the designer can program whatever logic operations are necessary in the FPGA. The cycle speed of an FPGA, however, is much slower than a microprocessor. Due to this, an FPGA can be significantly slower than a microprocessor when performing a variety of general computing tasks. FPGAs excel with applicationspecific logic that saves several clock cycles over an equivalent microprocessor routin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00:13:46.572849814</meta:creation-date>
    <meta:editing-duration>P0D</meta:editing-duration>
    <meta:editing-cycles>2</meta:editing-cycles>
    <meta:generator>LibreOffice/4.2.8.2$Linux_X86_64 LibreOffice_project/420m0$Build-2</meta:generator>
    <dc:date>2015-11-14T00:15:54.610736366</dc:date>
    <meta:document-statistic meta:table-count="0" meta:image-count="0" meta:object-count="0" meta:page-count="2" meta:paragraph-count="14" meta:word-count="569" meta:character-count="3738" meta:non-whitespace-character-count="3183"/>
  </office:meta>
</office:document-meta>
</file>